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8pt" officeooo:rsid="000b3bba" officeooo:paragraph-rsid="001e45b7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fo:font-size="8pt" officeooo:rsid="00104a03" officeooo:paragraph-rsid="001e45b7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3bba" officeooo:paragraph-rsid="001e45b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officeooo:rsid="000b3bba" officeooo:paragraph-rsid="001e45b7" style:font-size-asian="14pt" style:font-style-asian="italic" style:font-size-complex="14pt" style:font-style-complex="italic"/>
    </style:style>
    <style:style style:name="P5" style:family="paragraph" style:parent-style-name="Standard">
      <style:text-properties officeooo:rsid="000b3bba" officeooo:paragraph-rsid="001e45b7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bfe8a" officeooo:paragraph-rsid="001e45b7" style:font-weight-asian="normal" style:font-weight-complex="normal"/>
    </style:style>
    <style:style style:name="P7" style:family="paragraph" style:parent-style-name="Standard">
      <style:text-properties officeooo:paragraph-rsid="001e45b7"/>
    </style:style>
    <style:style style:name="P8" style:family="paragraph" style:parent-style-name="Standard">
      <style:text-properties officeooo:rsid="0056f225" officeooo:paragraph-rsid="001e45b7"/>
    </style:style>
    <style:style style:name="P9" style:family="paragraph" style:parent-style-name="Standard">
      <style:text-properties officeooo:rsid="0031013a" officeooo:paragraph-rsid="0031013a"/>
    </style:style>
    <style:style style:name="P10" style:family="paragraph" style:parent-style-name="Standard">
      <style:text-properties officeooo:rsid="0031eba1" officeooo:paragraph-rsid="0031eba1"/>
    </style:style>
    <style:style style:name="T1" style:family="text">
      <style:text-properties officeooo:rsid="006bc774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31013a" style:font-style-asian="normal" style:font-weight-asian="normal" style:font-style-complex="normal" style:font-weight-complex="normal"/>
    </style:style>
    <style:style style:name="T5" style:family="text">
      <style:text-properties officeooo:rsid="0031013a"/>
    </style:style>
    <style:style style:name="T6" style:family="text">
      <style:text-properties officeooo:rsid="0031e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llaume RIPOLL</text:p>
      <text:p text:style-name="P2">L3 -<text:span text:style-name="T1">&gt; L3</text:span></text:p>
      <text:p text:style-name="P3">Compte-rendu de réunion :<text:span text:style-name="T2"> </text:span><text:span text:style-name="T4">21</text:span><text:span text:style-name="T3">/07/2014</text:span></text:p>
      <text:p text:style-name="P4">Stage facultatif sur la génération de code parallèle pour les langages synchrones</text:p>
      <text:p text:style-name="P4">à l'IRIT avec l'équipe ACADIE</text:p>
      <text:p text:style-name="P5"/>
      <text:p text:style-name="P6">Présentation du travail effectué :</text:p>
      <text:p text:style-name="P7"/>
      <text:p text:style-name="P8">Présentation <text:span text:style-name="T5">et mise en place du template final en Java</text:span></text:p>
      <text:p text:style-name="P9">Présentation de la structure Ocaml de graphe destinée à générer le Java.</text:p>
      <text:p text:style-name="P9"/>
      <text:p text:style-name="P9">-<text:span text:style-name="T6">&gt; Mettre en place l'opération de delay, en supposant qu'on ne peut pas faire 2 delay distincts d'une même variable dans une même assignation :</text:span></text:p>
      <text:p text:style-name="P10">a := (b $1 init 0)*(b $1 init 0)</text:p>
      <text:p text:style-name="P10">c := b $1 init 1</text:p>
      <text:p text:style-name="P10">sont possibles, mais</text:p>
      <text:p text:style-name="P10">a := (b $1 init 0)+(b $1 init 1)</text:p>
      <text:p text:style-name="P10">impo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0:22:57.369649722</meta:creation-date>
    <dc:date>2014-07-22T10:23:33.868607787</dc:date>
    <meta:editing-duration>PT23M7S</meta:editing-duration>
    <meta:editing-cycles>22</meta:editing-cycles>
    <meta:generator>LibreOffice/4.2.5.2$Linux_x86 LibreOffice_project/420$Build-2</meta:generator>
    <meta:document-statistic meta:table-count="0" meta:image-count="0" meta:object-count="0" meta:page-count="1" meta:paragraph-count="14" meta:word-count="107" meta:character-count="585" meta:non-whitespace-character-count="492"/>
  </office:meta>
</office:document-meta>
</file>